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Cell.generatesReferenceAre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ell.start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Cell.getNumberColumnsSpan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ell.TableCell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ell.validateChildNode( Locator loc , String nsURI , String local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ableCell.showEmptyCe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ell.getNumberRowsSpan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ell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ell.ends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ell.getBlockProgressionDim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ell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ell.getCommonBorderPaddingBackgr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ell.finalizeNod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ableCell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ell.getDisplay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ell.getColum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ell.bind( PropertyList p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ableCell.end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Cell.starts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